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kton food je nastao iz ljubavi prema dobroj hrani. Posle vise godina istrazivanja, ucenja, analiziranja I previse pojedenog girosa, poceli smo da pravimo I razvijamo jedan poseban ukus. Mix grcke I turske tradicionalne kuhinje, uz najbolje sastojke iz obe, dobili smo savrsenu marinadu, perfektno zacinjenu, koja na poseban nacin aromatizuje meso koje ce ostaviti ukus kvaliteta I tradicije. Tako je razvijena vestina pravljenja girosa I jos mnogo drugih specijaliteta, po kojima cemo vremenom postati cuveni sirom zemlje I regiona. Oslonili smo se na sopstvenu preduzimljivost, tradiciju razlicitih kuhinja I energicni entuzijazam svojih naslednika, kako bi osnovali kompaniju koja ce tajnu tajnog recepta podeliti sa velikim brojem ljubitelja dobrog ukusa sirom sveta. Od tada deo tradicije nam postaju I pazljivo ocuvanje kvaliteta, pracenje svetskih standarda tehnologije, proizvodnje I zastita zivotne sredine kao I stalno ulaganje u razvoj novih proizvoda I ukusa....</text:p>
      <text:p text:style-name="Standard"/>
      <text:p text:style-name="Standard">PALACINKA</text:p>
      <text:p text:style-name="Standard">Je emocija.... Verujemo da su palacinka I krofnica, pored divne poslastice, proizvodi koji dovode do ciste radosti I zadovoljstva I to su vrednosti koje zelimo da delimo sa nasim potrosacima. Nasa je zelja da proizvedemo ne samo ukus, vec da prenesemo emociju sa kojom ce nasi kupci moci trajno da se vezu I da izazovemo onu vrstu zadovoljstva koja ljude cini srecnim I ovaj svet lepsim.</text:p>
      <text:p text:style-name="Standard"/>
      <text:p text:style-name="Standard">GIROS</text:p>
      <text:p text:style-name="Standard">Od pocetka smo zeleli giros koji je drugaciji, mariniraniji, intezivnijeg ukusa, koji se prosto topi na vasim nepcima, uz tortilje koje se prave na licu mesta I uvek svezu salatu cini ovaj giros obrok neodoljivim, tu je naravno I neizostavni deo girosa a to je tanko seceni pomfrit koji svemu daje posebnu draz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lena Milosevic</meta:initial-creator>
    <meta:creation-date>2022-12-09T17:47:11.11</meta:creation-date>
    <dc:date>2022-12-09T18:06:12.89</dc:date>
    <dc:creator>Jelena Milosevic</dc:creator>
    <meta:editing-duration>PT2M53S</meta:editing-duration>
    <meta:editing-cycles>1</meta:editing-cycles>
    <meta:generator>OpenOffice/4.1.3$Win32 OpenOffice.org_project/413m1$Build-9783</meta:generator>
    <meta:document-statistic meta:table-count="0" meta:image-count="0" meta:object-count="0" meta:page-count="1" meta:paragraph-count="5" meta:word-count="261" meta:character-count="1691"/>
  </office:meta>
</office:document-meta>
</file>